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1E5000004D90000015F82B9DD09C2BB1BBD.svg" manifest:media-type="image/svg+xml"/>
  <manifest:file-entry manifest:full-path="Pictures/10001655000003110000015F11DB565011C3C142.svg" manifest:media-type="image/svg+xml"/>
  <manifest:file-entry manifest:full-path="Pictures/100002010000001E0000000DD297D50F8BB70AD9.png" manifest:media-type="image/png"/>
  <manifest:file-entry manifest:full-path="Pictures/100002010000000B0000000D28CF3FC141D883A1.png" manifest:media-type="image/png"/>
  <manifest:file-entry manifest:full-path="Pictures/10000B7400000160000000EB00D8C13BE3214C1A.svg" manifest:media-type="image/svg+xml"/>
  <manifest:file-entry manifest:full-path="Pictures/100002010000002F0000000D25FDCCFD1EED29B9.png" manifest:media-type="image/png"/>
  <manifest:file-entry manifest:full-path="Pictures/10000201000000060000000943DE0FAB81C25C97.png" manifest:media-type="image/png"/>
  <manifest:file-entry manifest:full-path="Pictures/100002010000000D00000009EDA01DDDDD2C5254.png" manifest:media-type="image/png"/>
  <manifest:file-entry manifest:full-path="Pictures/100002010000000C00000009EEEB9F539CF14832.png" manifest:media-type="image/png"/>
  <manifest:file-entry manifest:full-path="Pictures/1000032800000093000000EA2B3D05E4014306F8.svg" manifest:media-type="image/svg+xml"/>
  <manifest:file-entry manifest:full-path="Pictures/10001F4B0000064700000197BD8510A80076551B.svg" manifest:media-type="image/svg+xml"/>
  <manifest:file-entry manifest:full-path="Pictures/100019200000059A000001979F5F0DD6E9BBE082.svg" manifest:media-type="image/svg+xml"/>
  <manifest:file-entry manifest:full-path="Pictures/10000201000000360000000F7E10084648604609.png" manifest:media-type="image/png"/>
  <manifest:file-entry manifest:full-path="Pictures/100002010000000A000000090138AD31E0E1B9B8.png" manifest:media-type="image/png"/>
  <manifest:file-entry manifest:full-path="Pictures/10001843000002CC0000013CD189B7AB9A4B5E2F.svg" manifest:media-type="image/svg+xml"/>
  <manifest:file-entry manifest:full-path="Pictures/100004AF0000009E000000EAD7BE063A0E61BC1B.svg" manifest:media-type="image/svg+xml"/>
  <manifest:file-entry manifest:full-path="Pictures/100002010000003D0000000FCEC6151BA3D34D48.png" manifest:media-type="image/png"/>
  <manifest:file-entry manifest:full-path="Pictures/100002010000000600000009B7675B312272BE56.png" manifest:media-type="image/png"/>
  <manifest:file-entry manifest:full-path="Pictures/100006990000010A000000F002C25B996AB71CC8.svg" manifest:media-type="image/svg+xml"/>
  <manifest:file-entry manifest:full-path="Pictures/10000B590000012B0000014D3CF0B376D9318842.svg" manifest:media-type="image/svg+xml"/>
  <manifest:file-entry manifest:full-path="Pictures/100002010000001B0000000C42FB74E8F8E7F1A9.png" manifest:media-type="image/png"/>
  <manifest:file-entry manifest:full-path="Pictures/100002010000000A0000000A9A237A81241C9EC7.png" manifest:media-type="image/png"/>
  <manifest:file-entry manifest:full-path="Pictures/100002010000000B000000096BC76F4FD14744A5.png" manifest:media-type="image/png"/>
  <manifest:file-entry manifest:full-path="Pictures/100002010000000D00000009571A2B238631524D.png" manifest:media-type="image/png"/>
  <manifest:file-entry manifest:full-path="Pictures/10000B5E00000136000000F0DDB67F9CD2207448.svg" manifest:media-type="image/svg+xml"/>
  <manifest:file-entry manifest:full-path="Pictures/1000059B0000010B00000100632C973055DAD8B4.svg" manifest:media-type="image/svg+xml"/>
  <manifest:file-entry manifest:full-path="Pictures/10000AC40000012B000000F08F46B090758BF0EF.svg" manifest:media-type="image/svg+xml"/>
  <manifest:file-entry manifest:full-path="Pictures/10000A0100000158000000EB041A33AF7DA2AA5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333333" draw:marker-start-width="0.242cm" draw:marker-end-width="0.242cm" draw:fill="none" draw:textarea-vertical-align="middle" draw:auto-grow-height="false" fo:min-height="1.791cm" fo:min-width="0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111111" draw:marker-start-width="0.242cm" draw:marker-end-width="0.242cm" draw:fill="none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ff8c00" draw:marker-start-width="0.242cm" draw:marker-end-width="0.242cm" draw:fill="none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892d0" draw:marker-start-width="0.242cm" draw:marker-end-width="0.242cm" draw:fill="none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svg:stroke-color="#333333" draw:marker-end="Rounded_20_short_20_Arrow" draw:marker-end-width="0.3cm" draw:fill="solid" draw:textarea-vertical-align="middle"/>
    </style:style>
    <style:style style:name="gr9" style:family="graphic" style:parent-style-name="standard">
      <style:graphic-properties draw:stroke="dash" draw:stroke-dash="Dashed_20__28_var_29_" svg:stroke-width="0.028cm" svg:stroke-color="#0892d0" draw:marker-start-width="0.242cm" draw:marker-end-width="0.242cm" draw:fill="none" draw:textarea-vertical-align="middle" draw:auto-grow-height="false" fo:min-height="5.607cm" fo:min-width="0cm" fo:padding-top="0.139cm" fo:padding-bottom="0.139cm" fo:padding-left="0.264cm" fo:padding-right="0.264cm"/>
    </style:style>
    <style:style style:name="gr10" style:family="graphic" style:parent-style-name="standard">
      <style:graphic-properties draw:stroke="dash" draw:stroke-dash="Dashed_20__28_var_29_" svg:stroke-width="0.028cm" svg:stroke-color="#ff8c00" draw:marker-start-width="0.242cm" draw:marker-end-width="0.242cm" draw:fill="none" draw:textarea-vertical-align="middle" draw:auto-grow-height="false" fo:min-height="5.607cm" fo:min-width="0cm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svg:stroke-color="#0892d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ff8c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28cm" svg:stroke-color="#bf00ff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color="#1c1c1c" draw:marker-end="Symmetric_20_Arrow" draw:marker-end-width="0.3cm" draw:fill="solid" draw:textarea-vertical-align="middle"/>
    </style:style>
    <style:style style:name="gr15" style:family="graphic" style:parent-style-name="standard">
      <style:graphic-properties draw:stroke="none" draw:fill-color="#0892d0" draw:textarea-horizontal-align="justify" draw:textarea-vertical-align="middle" draw:auto-grow-height="false" fo:min-height="0.893cm" fo:min-width="0cm"/>
    </style:style>
    <style:style style:name="gr16" style:family="graphic" style:parent-style-name="standard">
      <style:graphic-properties draw:stroke="none" draw:fill-color="#0892d0" draw:textarea-horizontal-align="justify" draw:textarea-vertical-align="middle" draw:auto-grow-height="false" fo:min-height="2.263cm" fo:min-width="0cm"/>
    </style:style>
    <style:style style:name="gr17" style:family="graphic" style:parent-style-name="standard">
      <style:graphic-properties draw:stroke="none" draw:fill-color="#0892d0" draw:textarea-horizontal-align="justify" draw:textarea-vertical-align="middle" draw:auto-grow-height="false" fo:min-height="0.104cm" fo:min-width="0cm"/>
    </style:style>
    <style:style style:name="gr18" style:family="graphic" style:parent-style-name="standard">
      <style:graphic-properties draw:stroke="none" draw:fill-color="#0892d0" draw:textarea-horizontal-align="justify" draw:textarea-vertical-align="middle" draw:auto-grow-height="false" fo:min-height="1.374cm" fo:min-width="0cm"/>
    </style:style>
    <style:style style:name="gr19" style:family="graphic" style:parent-style-name="standard">
      <style:graphic-properties draw:stroke="none" draw:fill-color="#ff8c00" draw:textarea-horizontal-align="justify" draw:textarea-vertical-align="middle" draw:auto-grow-height="false" fo:min-height="0.866cm" fo:min-width="0cm"/>
    </style:style>
    <style:style style:name="gr20" style:family="graphic" style:parent-style-name="standard">
      <style:graphic-properties draw:stroke="none" draw:fill-color="#ff8c00" draw:textarea-horizontal-align="justify" draw:textarea-vertical-align="middle" draw:auto-grow-height="false" fo:min-height="0.231cm" fo:min-width="0cm"/>
    </style:style>
    <style:style style:name="gr21" style:family="graphic" style:parent-style-name="standard">
      <style:graphic-properties draw:stroke="none" draw:fill-color="#ff8c00" draw:textarea-horizontal-align="justify" draw:textarea-vertical-align="middle" draw:auto-grow-height="false" fo:min-height="1.628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0892d0" style:font-name="Nimbus Roman"/>
    </style:style>
    <style:style style:name="P4" style:family="paragraph">
      <loext:graphic-properties draw:fill="none" draw:fill-color="#ffffff"/>
      <style:text-properties fo:color="#0892d0" style:font-name="Nimbus Roman"/>
    </style:style>
    <style:style style:name="P5" style:family="paragraph">
      <style:text-properties fo:color="#ff8c00" style:font-name="Nimbus Roman"/>
    </style:style>
    <style:style style:name="P6" style:family="paragraph">
      <loext:graphic-properties draw:fill="none" draw:fill-color="#ffffff"/>
      <style:text-properties fo:color="#ff8c00" style:font-name="Nimbus Roman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style:font-name="Nimbus Roman" fo:font-size="14pt" style:font-size-asian="14pt" style:font-size-complex="14pt"/>
    </style:style>
    <style:style style:name="P9" style:family="paragraph">
      <style:text-properties fo:color="#000000" style:font-name="Nimbus Roman"/>
    </style:style>
    <style:style style:name="P10" style:family="paragraph">
      <loext:graphic-properties draw:fill="none" draw:fill-color="#ffffff"/>
      <style:text-properties fo:color="#000000" style:font-name="Nimbus Roman"/>
    </style:style>
    <style:style style:name="P11" style:family="paragraph">
      <loext:graphic-properties draw:fill-color="#0892d0"/>
      <style:paragraph-properties fo:text-align="center"/>
    </style:style>
    <style:style style:name="P12" style:family="paragraph">
      <loext:graphic-properties draw:fill-color="#ff8c00"/>
      <style:paragraph-properties fo:text-align="center"/>
    </style:style>
    <style:style style:name="T1" style:family="text">
      <style:text-properties fo:color="#0892d0" style:font-name="Nimbus Roman"/>
    </style:style>
    <style:style style:name="T2" style:family="text">
      <style:text-properties style:font-name="Nimbus Roman"/>
    </style:style>
    <style:style style:name="T3" style:family="text">
      <style:text-properties style:font-name="Nimbus Roman" fo:font-size="14pt" style:font-size-asian="14pt" style:font-size-complex="14pt"/>
    </style:style>
    <style:style style:name="T4" style:family="text">
      <style:text-properties fo:color="#000000" style:font-name="Nimbus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svg:title>TexMaths</svg:title>
            <svg:desc>14§display§H§svg§600§FALSE§</svg:desc>
            <draw:frame draw:style-name="gr1" draw:text-style-name="P1" draw:layer="layout" svg:width="0.433cm" svg:height="0.335cm" svg:x="0.653cm" svg:y="7.851cm">
              <draw:image xlink:href="Pictures/10000B5E00000136000000F0DDB67F9CD2207448.svg" xlink:type="simple" xlink:show="embed" xlink:actuate="onLoad" loext:mime-type="image/svg+xml">
                <text:p/>
              </draw:image>
              <draw:image xlink:href="Pictures/100002010000000C00000009EEEB9F539CF14832.png" xlink:type="simple" xlink:show="embed" xlink:actuate="onLoad" loext:mime-type="image/png"/>
            </draw:frame>
          </draw:g>
          <draw:custom-shape draw:style-name="gr2" draw:text-style-name="P1" draw:layer="layout" svg:width="0.254cm" svg:height="2.159cm" svg:x="14.526cm" svg:y="5.598cm">
            <text:p/>
            <draw:enhanced-geometry svg:viewBox="0 0 21600 21600" draw:glue-points="0 0 0 21600 21600 10800" draw:text-areas="0 ?f9 7800 ?f10" draw:type="right-brace" draw:modifiers="1460 1095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1" draw:layer="layout" svg:width="0.254cm" svg:height="2.159cm" svg:x="14.481cm" svg:y="8.18cm">
            <text:p/>
            <draw:enhanced-geometry svg:viewBox="0 0 21600 21600" draw:glue-points="0 0 0 21600 21600 10800" draw:text-areas="0 ?f9 7800 ?f10" draw:type="right-brace" draw:modifiers="1460 1095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g>
            <svg:title>TexMaths</svg:title>
            <svg:desc>12§display§V \odot M^V,§svg§600§FALSE§</svg:desc>
            <draw:frame draw:style-name="gr1" draw:text-style-name="P1" draw:layer="layout" svg:width="1.72cm" svg:height="0.487cm" svg:x="14.901cm" svg:y="6.135cm">
              <draw:image xlink:href="Pictures/100019200000059A000001979F5F0DD6E9BBE082.svg" xlink:type="simple" xlink:show="embed" xlink:actuate="onLoad" loext:mime-type="image/svg+xml">
                <text:p/>
              </draw:image>
              <draw:image xlink:href="Pictures/10000201000000360000000F7E10084648604609.png" xlink:type="simple" xlink:show="embed" xlink:actuate="onLoad" loext:mime-type="image/png"/>
            </draw:frame>
          </draw:g>
          <draw:g>
            <svg:title>TexMaths</svg:title>
            <svg:desc>12§display§W \odot M^W,§svg§600§FALSE§</svg:desc>
            <draw:frame draw:style-name="gr1" draw:text-style-name="P1" draw:layer="layout" svg:width="1.927cm" svg:height="0.487cm" svg:x="14.749cm" svg:y="8.73cm">
              <draw:image xlink:href="Pictures/10001F4B0000064700000197BD8510A80076551B.svg" xlink:type="simple" xlink:show="embed" xlink:actuate="onLoad" loext:mime-type="image/svg+xml">
                <text:p/>
              </draw:image>
              <draw:image xlink:href="Pictures/100002010000003D0000000FCEC6151BA3D34D48.png" xlink:type="simple" xlink:show="embed" xlink:actuate="onLoad" loext:mime-type="image/png"/>
            </draw:frame>
          </draw:g>
          <draw:g>
            <svg:title>TexMaths</svg:title>
            <svg:desc>12§display§B§svg§600§FALSE§</svg:desc>
            <draw:frame draw:style-name="gr1" draw:text-style-name="P1" draw:layer="layout" svg:width="0.318cm" svg:height="0.287cm" svg:x="15.49cm" svg:y="9.5cm">
              <draw:image xlink:href="Pictures/100006990000010A000000F002C25B996AB71CC8.svg" xlink:type="simple" xlink:show="embed" xlink:actuate="onLoad" loext:mime-type="image/svg+xml">
                <text:p/>
              </draw:image>
              <draw:image xlink:href="Pictures/100002010000000A000000090138AD31E0E1B9B8.png" xlink:type="simple" xlink:show="embed" xlink:actuate="onLoad" loext:mime-type="image/png"/>
            </draw:frame>
          </draw:g>
          <draw:g>
            <svg:title>TexMaths</svg:title>
            <svg:desc>12§display§C§svg§600§FALSE§</svg:desc>
            <draw:frame draw:style-name="gr1" draw:text-style-name="P1" draw:layer="layout" svg:width="0.319cm" svg:height="0.306cm" svg:x="15.537cm" svg:y="7.019cm">
              <draw:image xlink:href="Pictures/1000059B0000010B00000100632C973055DAD8B4.svg" xlink:type="simple" xlink:show="embed" xlink:actuate="onLoad" loext:mime-type="image/svg+xml">
                <text:p/>
              </draw:image>
              <draw:image xlink:href="Pictures/100002010000000A0000000A9A237A81241C9EC7.png" xlink:type="simple" xlink:show="embed" xlink:actuate="onLoad" loext:mime-type="image/png"/>
            </draw:frame>
          </draw:g>
          <draw:g>
            <svg:title>TexMaths</svg:title>
            <svg:desc>14§display§X§svg§600§FALSE§</svg:desc>
            <draw:frame draw:style-name="gr1" draw:text-style-name="P1" draw:layer="layout" svg:width="0.417cm" svg:height="0.335cm" svg:x="0.669cm" svg:y="12.504cm">
              <draw:image xlink:href="Pictures/10000AC40000012B000000F08F46B090758BF0EF.svg" xlink:type="simple" xlink:show="embed" xlink:actuate="onLoad" loext:mime-type="image/svg+xml">
                <text:p/>
              </draw:image>
              <draw:image xlink:href="Pictures/100002010000000B000000096BC76F4FD14744A5.png" xlink:type="simple" xlink:show="embed" xlink:actuate="onLoad" loext:mime-type="image/png"/>
            </draw:frame>
          </draw:g>
          <draw:custom-shape draw:style-name="gr3" draw:text-style-name="P1" draw:layer="layout" svg:width="1cm" svg:height="1cm" svg:x="4.363cm" svg:y="12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cm" svg:height="1cm" svg:x="10.764cm" svg:y="12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definecolor{richelectricblue}{rgb}{0.03, 0.57, 0.82}
\textcolor{richelectricblue}{x_1}§svg§600§FALSE§</svg:desc>
            <draw:frame draw:style-name="gr1" draw:text-style-name="P1" draw:layer="layout" svg:width="0.48cm" svg:height="0.328cm" svg:x="4.646cm" svg:y="13.343cm">
              <draw:image xlink:href="Pictures/10000A0100000158000000EB041A33AF7DA2AA59.svg" xlink:type="simple" xlink:show="embed" xlink:actuate="onLoad" loext:mime-type="image/svg+xml">
                <text:p/>
              </draw:image>
              <draw:image xlink:href="Pictures/100002010000000D00000009EDA01DDDDD2C5254.png" xlink:type="simple" xlink:show="embed" xlink:actuate="onLoad" loext:mime-type="image/png"/>
            </draw:frame>
          </draw:g>
          <draw:g>
            <svg:title>TexMaths</svg:title>
            <svg:desc>14§display§\definecolor{darkorange}{rgb}{1.0, 0.55, 0.0}
\textcolor{darkorange}{x_2}§svg§600§FALSE§</svg:desc>
            <draw:frame draw:style-name="gr1" draw:text-style-name="P1" draw:layer="layout" svg:width="0.491cm" svg:height="0.328cm" svg:x="11.049cm" svg:y="13.343cm">
              <draw:image xlink:href="Pictures/10000B7400000160000000EB00D8C13BE3214C1A.svg" xlink:type="simple" xlink:show="embed" xlink:actuate="onLoad" loext:mime-type="image/svg+xml">
                <text:p/>
              </draw:image>
              <draw:image xlink:href="Pictures/100002010000000D00000009571A2B238631524D.png" xlink:type="simple" xlink:show="embed" xlink:actuate="onLoad" loext:mime-type="image/png"/>
            </draw:frame>
          </draw:g>
          <draw:g>
            <svg:title>TexMaths</svg:title>
            <svg:desc>14§display§1§svg§600§FALSE§</svg:desc>
            <draw:frame draw:style-name="gr1" draw:text-style-name="P1" draw:layer="layout" svg:width="0.204cm" svg:height="0.326cm" svg:x="4.758cm" svg:y="12.532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g>
            <svg:title>TexMaths</svg:title>
            <svg:desc>14§display§2§svg§600§FALSE§</svg:desc>
            <draw:frame draw:style-name="gr1" draw:text-style-name="P1" draw:layer="layout" svg:width="0.22cm" svg:height="0.326cm" svg:x="11.158cm" svg:y="12.532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5" draw:text-style-name="P1" draw:layer="layout" svg:width="1cm" svg:height="1cm" svg:x="4.364cm" svg:y="12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1.864cm" svg:y="9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2.259cm" svg:y="10.333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xml:id="id2" draw:id="id2" draw:layer="layout" svg:width="1cm" svg:height="1cm" svg:x="1.865cm" svg:y="9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3.165cm" svg:y="9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3.56cm" svg:y="10.334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xml:id="id3" draw:id="id3" draw:layer="layout" svg:width="1cm" svg:height="1cm" svg:x="3.166cm" svg:y="9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4.366cm" svg:y="9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4.761cm" svg:y="10.335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xml:id="id4" draw:id="id4" draw:layer="layout" svg:width="1cm" svg:height="1cm" svg:x="4.367cm" svg:y="9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6.967cm" svg:y="9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7.362cm" svg:y="10.336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xml:id="id5" draw:id="id5" draw:layer="layout" svg:width="1cm" svg:height="1cm" svg:x="6.968cm" svg:y="9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X^{hot}§svg§600§FALSE§</svg:desc>
            <draw:frame draw:style-name="gr6" draw:text-style-name="P2" draw:layer="layout" svg:width="1.001cm" svg:height="0.441cm" svg:x="0.349cm" svg:y="10.346cm">
              <draw:image xlink:href="Pictures/10001843000002CC0000013CD189B7AB9A4B5E2F.svg" xlink:type="simple" xlink:show="embed" xlink:actuate="onLoad" loext:mime-type="image/svg+xml">
                <text:p/>
              </draw:image>
              <draw:image xlink:href="Pictures/100002010000001B0000000C42FB74E8F8E7F1A9.png" xlink:type="simple" xlink:show="embed" xlink:actuate="onLoad" loext:mime-type="image/png"/>
            </draw:frame>
          </draw:g>
          <draw:custom-shape draw:style-name="gr4" draw:text-style-name="P1" xml:id="id17" draw:id="id17" draw:layer="layout" svg:width="1cm" svg:height="1cm" svg:x="8.165cm" svg:y="9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8.559cm" svg:y="10.333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4" draw:text-style-name="P1" xml:id="id16" draw:id="id16" draw:layer="layout" svg:width="1cm" svg:height="1cm" svg:x="9.466cm" svg:y="9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9.86cm" svg:y="10.334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4" draw:text-style-name="P1" xml:id="id15" draw:id="id15" draw:layer="layout" svg:width="1cm" svg:height="1cm" svg:x="10.667cm" svg:y="9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11.061cm" svg:y="10.335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4" draw:text-style-name="P1" xml:id="id14" draw:id="id14" draw:layer="layout" svg:width="1cm" svg:height="1cm" svg:x="13.268cm" svg:y="9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13.662cm" svg:y="10.336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frame draw:style-name="gr7" draw:text-style-name="P4" draw:layer="layout" svg:width="0.985cm" svg:height="0.886cm" svg:x="5.631cm" svg:y="9.991cm">
            <draw:text-box>
              <text:p text:style-name="P3"><text:span text:style-name="T1">...</text:span></text:p>
            </draw:text-box>
          </draw:frame>
          <draw:frame draw:style-name="gr7" draw:text-style-name="P6" draw:layer="layout" svg:width="0.985cm" svg:height="0.886cm" svg:x="11.939cm" svg:y="9.967cm">
            <draw:text-box>
              <text:p text:style-name="P5"><text:span text:style-name="T2">...</text:span></text:p>
            </draw:text-box>
          </draw:frame>
          <draw:line draw:style-name="gr8" draw:text-style-name="P7" draw:layer="layout" svg:x1="9.898cm" svg:y1="12.698cm" svg:x2="11.041cm" svg:y2="12.698cm">
            <text:p/>
          </draw:line>
          <draw:frame draw:style-name="gr7" draw:text-style-name="P8" draw:layer="layout" svg:width="3.321cm" svg:height="0.747cm" svg:x="6.423cm" svg:y="12.357cm">
            <draw:text-box>
              <text:p><text:span text:style-name="T3">input </text:span><text:span text:style-name="T3">orderi</text:span><text:span text:style-name="T3">ng</text:span></text:p>
            </draw:text-box>
          </draw:frame>
          <draw:line draw:style-name="gr8" draw:text-style-name="P7" draw:layer="layout" svg:x1="0.899cm" svg:y1="12.25cm" svg:x2="0.899cm" svg:y2="11.107cm">
            <text:p/>
          </draw:line>
          <draw:custom-shape draw:style-name="gr9" draw:text-style-name="P1" draw:layer="layout" svg:width="0.495cm" svg:height="6.061cm" draw:transform="rotate (-1.5707963267949) translate (7.944cm 11.307cm)">
            <text:p/>
            <draw:enhanced-geometry svg:viewBox="0 0 21600 21600" draw:glue-points="0 0 0 21600 21600 10800" draw:text-areas="0 ?f9 7800 ?f10" draw:type="right-brace" draw:modifiers="1011.9432530518 10874.8267898383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0" draw:text-style-name="P1" draw:layer="layout" svg:width="0.495cm" svg:height="6.061cm" draw:transform="rotate (-1.5707963267949) translate (14.244cm 11.307cm)">
            <text:p/>
            <draw:enhanced-geometry svg:viewBox="0 0 21600 21600" draw:glue-points="0 0 0 21600 21600 10800" draw:text-areas="0 ?f9 7800 ?f10" draw:type="right-brace" draw:modifiers="1011.9432530518 10874.8267898383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8" draw:text-style-name="P7" draw:layer="layout" svg:x1="6.243cm" svg:y1="12.698cm" svg:x2="5.1cm" svg:y2="12.698cm">
            <text:p/>
          </draw:line>
          <draw:custom-shape draw:style-name="gr3" draw:text-style-name="P1" xml:id="id1" draw:id="id1" draw:layer="layout" svg:width="1cm" svg:height="1cm" svg:x="2.489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xml:id="id6" draw:id="id6" draw:layer="layout" svg:width="1cm" svg:height="1cm" svg:x="4.49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xml:id="id7" draw:id="id7" draw:layer="layout" svg:width="1cm" svg:height="1cm" svg:x="6.491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xml:id="id10" draw:id="id10" draw:layer="layout" svg:width="1cm" svg:height="1cm" svg:x="8.492cm" svg:y="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2.884cm" svg:y="7.839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g>
            <svg:title>TexMaths</svg:title>
            <svg:desc>14§display§2§svg§600§FALSE§</svg:desc>
            <draw:frame draw:style-name="gr1" draw:text-style-name="P1" draw:layer="layout" svg:width="0.22cm" svg:height="0.326cm" svg:x="4.884cm" svg:y="7.839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g>
            <svg:title>TexMaths</svg:title>
            <svg:desc>14§display§1§svg§600§FALSE§</svg:desc>
            <draw:frame draw:style-name="gr1" draw:text-style-name="P1" draw:layer="layout" svg:width="0.204cm" svg:height="0.326cm" svg:x="6.884cm" svg:y="7.839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g>
            <svg:title>TexMaths</svg:title>
            <svg:desc>14§display§2§svg§600§FALSE§</svg:desc>
            <draw:frame draw:style-name="gr1" draw:text-style-name="P1" draw:layer="layout" svg:width="0.22cm" svg:height="0.326cm" svg:x="8.884cm" svg:y="7.839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3" draw:text-style-name="P1" xml:id="id11" draw:id="id11" draw:layer="layout" svg:width="1cm" svg:height="1cm" svg:x="12.652cm" svg:y="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13.045cm" svg:y="7.84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onnector draw:style-name="gr11" draw:text-style-name="P7" draw:layer="layout" draw:type="line" svg:x1="2.989cm" svg:y1="8.501cm" svg:x2="2.365cm" svg:y2="9.996cm" draw:start-shape="id1" draw:start-glue-point="8" draw:end-shape="id2" draw:end-glue-point="4" svg:d="M2989 8501l-624 1495" svg:viewBox="0 0 625 1496">
            <text:p/>
          </draw:connector>
          <draw:connector draw:style-name="gr11" draw:text-style-name="P7" draw:layer="layout" draw:type="line" svg:x1="2.989cm" svg:y1="8.502cm" svg:x2="3.666cm" svg:y2="9.997cm" draw:end-shape="id3" draw:end-glue-point="4" svg:d="M2989 8502l677 1495" svg:viewBox="0 0 678 1496">
            <text:p/>
          </draw:connector>
          <draw:connector draw:style-name="gr11" draw:text-style-name="P7" draw:layer="layout" draw:type="line" svg:x1="2.99cm" svg:y1="8.503cm" svg:x2="4.867cm" svg:y2="9.998cm" draw:end-shape="id4" draw:end-glue-point="4" svg:d="M2990 8503l1877 1495" svg:viewBox="0 0 1878 1496">
            <text:p/>
          </draw:connector>
          <draw:connector draw:style-name="gr11" draw:text-style-name="P7" draw:layer="layout" draw:type="line" svg:x1="2.991cm" svg:y1="8.504cm" svg:x2="7.468cm" svg:y2="9.999cm" draw:end-shape="id5" draw:end-glue-point="4" svg:d="M2991 8504l4477 1495" svg:viewBox="0 0 4478 1496">
            <text:p/>
          </draw:connector>
          <draw:connector draw:style-name="gr11" draw:text-style-name="P7" xml:id="id9" draw:id="id9" draw:layer="layout" draw:type="line" svg:x1="4.99cm" svg:y1="8.502cm" svg:x2="7.469cm" svg:y2="10cm" draw:start-shape="id6" draw:start-glue-point="8" svg:d="M4990 8502l2479 1498" svg:viewBox="0 0 2480 1499">
            <text:p/>
          </draw:connector>
          <draw:connector draw:style-name="gr11" draw:text-style-name="P7" draw:layer="layout" draw:type="line" svg:x1="4.991cm" svg:y1="8.502cm" svg:x2="4.867cm" svg:y2="9.998cm" draw:end-shape="id4" draw:end-glue-point="4" svg:d="M4991 8502l-124 1496" svg:viewBox="0 0 125 1497">
            <text:p/>
          </draw:connector>
          <draw:connector draw:style-name="gr11" draw:text-style-name="P7" xml:id="id8" draw:id="id8" draw:layer="layout" draw:type="line" svg:x1="4.992cm" svg:y1="8.503cm" svg:x2="3.667cm" svg:y2="9.998cm" svg:d="M4992 8503l-1325 1495" svg:viewBox="0 0 1326 1496">
            <text:p/>
          </draw:connector>
          <draw:connector draw:style-name="gr11" draw:text-style-name="P7" xml:id="id18" draw:id="id18" draw:layer="layout" draw:type="line" svg:x1="4.993cm" svg:y1="8.504cm" svg:x2="2.365cm" svg:y2="9.996cm" draw:end-shape="id2" draw:end-glue-point="4" svg:d="M4993 8504l-2628 1492" svg:viewBox="0 0 2629 1493">
            <text:p/>
          </draw:connector>
          <draw:connector draw:style-name="gr11" draw:text-style-name="P7" draw:layer="layout" draw:type="line" svg:x1="6.991cm" svg:y1="8.503cm" svg:x2="2.365cm" svg:y2="9.996cm" draw:start-shape="id7" draw:start-glue-point="8" svg:d="M6991 8503l-4626 1493" svg:viewBox="0 0 4627 1494">
            <text:p/>
          </draw:connector>
          <draw:connector draw:style-name="gr11" draw:text-style-name="P7" draw:layer="layout" draw:type="line" svg:x1="6.991cm" svg:y1="8.504cm" svg:x2="3.667cm" svg:y2="9.998cm" draw:end-shape="id8" draw:end-glue-point="3" svg:d="M6991 8504l-3324 1494" svg:viewBox="0 0 3325 1495">
            <text:p/>
          </draw:connector>
          <draw:connector draw:style-name="gr11" draw:text-style-name="P7" draw:layer="layout" draw:type="line" svg:x1="6.991cm" svg:y1="8.504cm" svg:x2="4.867cm" svg:y2="9.998cm" draw:end-shape="id4" draw:end-glue-point="4" svg:d="M6991 8504l-2124 1494" svg:viewBox="0 0 2125 1495">
            <text:p/>
          </draw:connector>
          <draw:connector draw:style-name="gr11" draw:text-style-name="P7" draw:layer="layout" draw:type="line" svg:x1="6.991cm" svg:y1="8.504cm" svg:x2="7.469cm" svg:y2="10cm" draw:end-shape="id9" draw:end-glue-point="3" svg:d="M6991 8504l478 1496" svg:viewBox="0 0 479 1497">
            <text:p/>
          </draw:connector>
          <draw:connector draw:style-name="gr11" draw:text-style-name="P7" xml:id="id12" draw:id="id12" draw:layer="layout" draw:type="line" svg:x1="8.992cm" svg:y1="8.504cm" svg:x2="2.365cm" svg:y2="9.997cm" draw:start-shape="id10" draw:start-glue-point="8" svg:d="M8992 8504l-6627 1493" svg:viewBox="0 0 6628 1494">
            <text:p/>
          </draw:connector>
          <draw:connector draw:style-name="gr11" draw:text-style-name="P7" draw:layer="layout" draw:type="line" svg:x1="8.993cm" svg:y1="8.505cm" svg:x2="3.667cm" svg:y2="9.998cm" draw:end-shape="id8" draw:end-glue-point="3" svg:d="M8993 8505l-5326 1493" svg:viewBox="0 0 5327 1494">
            <text:p/>
          </draw:connector>
          <draw:connector draw:style-name="gr11" draw:text-style-name="P7" draw:layer="layout" draw:type="line" svg:x1="8.993cm" svg:y1="8.506cm" svg:x2="4.867cm" svg:y2="9.998cm" draw:end-shape="id4" draw:end-glue-point="4" svg:d="M8993 8506l-4126 1492" svg:viewBox="0 0 4127 1493">
            <text:p/>
          </draw:connector>
          <draw:connector draw:style-name="gr11" draw:text-style-name="P7" xml:id="id13" draw:id="id13" draw:layer="layout" draw:type="line" svg:x1="8.993cm" svg:y1="8.506cm" svg:x2="7.469cm" svg:y2="10cm" draw:end-shape="id9" draw:end-glue-point="3" svg:d="M8993 8506l-1524 1494" svg:viewBox="0 0 1525 1495">
            <text:p/>
          </draw:connector>
          <draw:connector draw:style-name="gr11" draw:text-style-name="P7" draw:layer="layout" draw:type="line" svg:x1="13.152cm" svg:y1="8.504cm" svg:x2="7.469cm" svg:y2="10cm" draw:start-shape="id11" draw:start-glue-point="8" svg:d="M13152 8504l-5683 1496" svg:viewBox="0 0 5684 1497">
            <text:p/>
          </draw:connector>
          <draw:connector draw:style-name="gr11" draw:text-style-name="P7" draw:layer="layout" draw:type="line" svg:x1="13.153cm" svg:y1="8.504cm" svg:x2="4.867cm" svg:y2="9.998cm" draw:end-shape="id4" draw:end-glue-point="4" svg:d="M13153 8504l-8286 1494" svg:viewBox="0 0 8287 1495">
            <text:p/>
          </draw:connector>
          <draw:connector draw:style-name="gr11" draw:text-style-name="P7" draw:layer="layout" draw:type="line" svg:x1="13.153cm" svg:y1="8.504cm" svg:x2="3.667cm" svg:y2="9.998cm" draw:end-shape="id8" draw:end-glue-point="3" svg:d="M13153 8504l-9486 1494" svg:viewBox="0 0 9487 1495">
            <text:p/>
          </draw:connector>
          <draw:connector draw:style-name="gr11" draw:text-style-name="P7" draw:layer="layout" draw:type="line" svg:x1="13.153cm" svg:y1="8.504cm" svg:x2="2.365cm" svg:y2="9.997cm" draw:end-shape="id12" draw:end-glue-point="3" svg:d="M13153 8504l-10788 1493" svg:viewBox="0 0 10789 1494">
            <text:p/>
          </draw:connector>
          <draw:connector draw:style-name="gr12" draw:text-style-name="P7" draw:layer="layout" draw:type="line" svg:x1="8.993cm" svg:y1="8.506cm" svg:x2="13.768cm" svg:y2="9.999cm" draw:start-shape="id13" draw:start-glue-point="2" draw:end-shape="id14" draw:end-glue-point="4" svg:d="M8993 8506l4775 1493" svg:viewBox="0 0 4776 1494">
            <text:p/>
          </draw:connector>
          <draw:connector draw:style-name="gr12" draw:text-style-name="P7" draw:layer="layout" draw:type="line" svg:x1="8.994cm" svg:y1="8.507cm" svg:x2="11.167cm" svg:y2="9.998cm" draw:end-shape="id15" draw:end-glue-point="4" svg:d="M8994 8507l2173 1491" svg:viewBox="0 0 2174 1492">
            <text:p/>
          </draw:connector>
          <draw:connector draw:style-name="gr12" draw:text-style-name="P7" draw:layer="layout" draw:type="line" svg:x1="8.995cm" svg:y1="8.508cm" svg:x2="9.966cm" svg:y2="9.997cm" draw:end-shape="id16" draw:end-glue-point="4" svg:d="M8995 8508l971 1489" svg:viewBox="0 0 972 1490">
            <text:p/>
          </draw:connector>
          <draw:connector draw:style-name="gr12" draw:text-style-name="P7" draw:layer="layout" draw:type="line" svg:x1="8.996cm" svg:y1="8.509cm" svg:x2="8.665cm" svg:y2="9.996cm" draw:end-shape="id17" draw:end-glue-point="4" svg:d="M8996 8509l-331 1487" svg:viewBox="0 0 332 1488">
            <text:p/>
          </draw:connector>
          <draw:connector draw:style-name="gr12" draw:text-style-name="P7" draw:layer="layout" draw:type="line" svg:x1="4.993cm" svg:y1="8.504cm" svg:x2="8.666cm" svg:y2="9.997cm" draw:start-shape="id18" draw:start-glue-point="2" svg:d="M4993 8504l3673 1493" svg:viewBox="0 0 3674 1494">
            <text:p/>
          </draw:connector>
          <draw:connector draw:style-name="gr12" draw:text-style-name="P7" draw:layer="layout" draw:type="line" svg:x1="4.994cm" svg:y1="8.505cm" svg:x2="9.966cm" svg:y2="9.997cm" draw:end-shape="id16" draw:end-glue-point="4" svg:d="M4994 8505l4972 1492" svg:viewBox="0 0 4973 1493">
            <text:p/>
          </draw:connector>
          <draw:connector draw:style-name="gr12" draw:text-style-name="P7" draw:layer="layout" draw:type="line" svg:x1="4.994cm" svg:y1="8.505cm" svg:x2="11.167cm" svg:y2="9.998cm" draw:end-shape="id15" draw:end-glue-point="4" svg:d="M4994 8505l6173 1493" svg:viewBox="0 0 6174 1494">
            <text:p/>
          </draw:connector>
          <draw:connector draw:style-name="gr12" draw:text-style-name="P7" draw:layer="layout" draw:type="line" svg:x1="4.995cm" svg:y1="8.506cm" svg:x2="13.768cm" svg:y2="9.999cm" draw:end-shape="id14" draw:end-glue-point="4" svg:d="M4995 8506l8773 1493" svg:viewBox="0 0 8774 1494">
            <text:p/>
          </draw:connector>
          <draw:frame draw:style-name="gr7" draw:text-style-name="P10" draw:layer="layout" svg:width="0.985cm" svg:height="0.886cm" svg:x="10.533cm" svg:y="7.591cm">
            <draw:text-box>
              <text:p text:style-name="P9"><text:span text:style-name="T4">.</text:span><text:span text:style-name="T4">.</text:span><text:span text:style-name="T4">.</text:span></text:p>
            </draw:text-box>
          </draw:frame>
          <draw:custom-shape draw:style-name="gr3" draw:text-style-name="P1" draw:layer="layout" svg:width="1cm" svg:height="1cm" svg:x="1.865cm" svg:y="4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2.26cm" svg:y="5.141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draw:layer="layout" svg:width="1cm" svg:height="1cm" svg:x="1.866cm" svg:y="4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3.166cm" svg:y="4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3.561cm" svg:y="5.142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draw:layer="layout" svg:width="1cm" svg:height="1cm" svg:x="3.167cm" svg:y="4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4.367cm" svg:y="4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4.762cm" svg:y="5.143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draw:layer="layout" svg:width="1cm" svg:height="1cm" svg:x="4.368cm" svg:y="4.8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6.968cm" svg:y="4.8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7.363cm" svg:y="5.144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draw:layer="layout" svg:width="1cm" svg:height="1cm" svg:x="6.969cm" svg:y="4.8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19" draw:id="id19" draw:layer="layout" svg:width="1cm" svg:height="1cm" svg:x="8.166cm" svg:y="4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8.56cm" svg:y="5.141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4" draw:text-style-name="P1" xml:id="id20" draw:id="id20" draw:layer="layout" svg:width="1cm" svg:height="1cm" svg:x="9.467cm" svg:y="4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9.861cm" svg:y="5.142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4" draw:text-style-name="P1" xml:id="id22" draw:id="id22" draw:layer="layout" svg:width="1cm" svg:height="1cm" svg:x="10.668cm" svg:y="4.8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11.062cm" svg:y="5.143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4" draw:text-style-name="P1" xml:id="id24" draw:id="id24" draw:layer="layout" svg:width="1cm" svg:height="1cm" svg:x="13.269cm" svg:y="4.8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13.663cm" svg:y="5.144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frame draw:style-name="gr7" draw:text-style-name="P4" draw:layer="layout" svg:width="0.985cm" svg:height="0.886cm" svg:x="5.632cm" svg:y="4.799cm">
            <draw:text-box>
              <text:p text:style-name="P3"><text:span text:style-name="T1">.</text:span><text:span text:style-name="T1">.</text:span><text:span text:style-name="T1">.</text:span></text:p>
            </draw:text-box>
          </draw:frame>
          <draw:frame draw:style-name="gr7" draw:text-style-name="P6" draw:layer="layout" svg:width="0.985cm" svg:height="0.886cm" svg:x="11.94cm" svg:y="4.775cm">
            <draw:text-box>
              <text:p text:style-name="P5"><text:span text:style-name="T2">.</text:span><text:span text:style-name="T2">.</text:span><text:span text:style-name="T2">.</text:span></text:p>
            </draw:text-box>
          </draw:frame>
          <draw:g>
            <svg:title>TexMaths</svg:title>
            <svg:desc>14§display§\hat{X}§svg§600§FALSE§</svg:desc>
            <draw:frame draw:style-name="gr1" draw:text-style-name="P1" draw:layer="layout" svg:width="0.417cm" svg:height="0.465cm" svg:x="0.669cm" svg:y="5.038cm">
              <draw:image xlink:href="Pictures/10000B590000012B0000014D3CF0B376D9318842.svg" xlink:type="simple" xlink:show="embed" xlink:actuate="onLoad" loext:mime-type="image/svg+xml">
                <text:p/>
              </draw:image>
              <draw:image xlink:href="Pictures/100002010000000B0000000D28CF3FC141D883A1.png" xlink:type="simple" xlink:show="embed" xlink:actuate="onLoad" loext:mime-type="image/png"/>
            </draw:frame>
          </draw:g>
          <draw:connector draw:style-name="gr11" draw:text-style-name="P7" draw:layer="layout" draw:type="line" svg:x1="8.666cm" svg:y1="5.804cm" svg:x2="2.989cm" svg:y2="7.501cm" draw:start-shape="id19" draw:start-glue-point="8" draw:end-shape="id1" draw:end-glue-point="4" svg:d="M8666 5804l-5677 1697" svg:viewBox="0 0 5678 1698">
            <text:p/>
          </draw:connector>
          <draw:connector draw:style-name="gr13" draw:text-style-name="P7" draw:layer="layout" draw:type="line" svg:x1="8.667cm" svg:y1="5.805cm" svg:x2="4.99cm" svg:y2="7.502cm" draw:end-shape="id6" draw:end-glue-point="4" svg:d="M8667 5805l-3677 1697" svg:viewBox="0 0 3678 1698">
            <text:p/>
          </draw:connector>
          <draw:connector draw:style-name="gr11" draw:text-style-name="P7" draw:layer="layout" draw:type="line" svg:x1="8.668cm" svg:y1="5.806cm" svg:x2="6.991cm" svg:y2="7.503cm" draw:end-shape="id7" draw:end-glue-point="4" svg:d="M8668 5806l-1677 1697" svg:viewBox="0 0 1678 1698">
            <text:p/>
          </draw:connector>
          <draw:connector draw:style-name="gr13" draw:text-style-name="P7" draw:layer="layout" draw:type="line" svg:x1="8.669cm" svg:y1="5.807cm" svg:x2="8.992cm" svg:y2="7.504cm" draw:end-shape="id10" draw:end-glue-point="4" svg:d="M8669 5807l323 1697" svg:viewBox="0 0 324 1698">
            <text:p/>
          </draw:connector>
          <draw:connector draw:style-name="gr11" draw:text-style-name="P7" draw:layer="layout" draw:type="line" svg:x1="8.67cm" svg:y1="5.808cm" svg:x2="13.152cm" svg:y2="7.504cm" draw:end-shape="id11" draw:end-glue-point="4" svg:d="M8670 5808l4482 1696" svg:viewBox="0 0 4483 1697">
            <text:p/>
          </draw:connector>
          <draw:connector draw:style-name="gr11" draw:text-style-name="P7" xml:id="id28" draw:id="id28" draw:layer="layout" draw:type="line" svg:x1="9.967cm" svg:y1="5.805cm" svg:x2="2.99cm" svg:y2="7.502cm" draw:start-shape="id20" draw:start-glue-point="8" svg:d="M9967 5805l-6977 1697" svg:viewBox="0 0 6978 1698">
            <text:p/>
          </draw:connector>
          <draw:connector draw:style-name="gr11" draw:text-style-name="P7" draw:layer="layout" draw:type="line" svg:x1="9.968cm" svg:y1="5.806cm" svg:x2="6.991cm" svg:y2="7.503cm" draw:end-shape="id7" draw:end-glue-point="4" svg:d="M9968 5806l-2977 1697" svg:viewBox="0 0 2978 1698">
            <text:p/>
          </draw:connector>
          <draw:connector draw:style-name="gr11" draw:text-style-name="P7" xml:id="id21" draw:id="id21" draw:layer="layout" draw:type="line" svg:x1="9.969cm" svg:y1="5.807cm" svg:x2="13.152cm" svg:y2="7.504cm" draw:end-shape="id11" draw:end-glue-point="4" svg:d="M9969 5807l3183 1697" svg:viewBox="0 0 3184 1698">
            <text:p/>
          </draw:connector>
          <draw:connector draw:style-name="gr13" draw:text-style-name="P7" xml:id="id23" draw:id="id23" draw:layer="layout" draw:type="line" svg:x1="9.969cm" svg:y1="5.807cm" svg:x2="8.993cm" svg:y2="7.505cm" draw:start-shape="id21" draw:start-glue-point="2" svg:d="M9969 5807l-976 1698" svg:viewBox="0 0 977 1699">
            <text:p/>
          </draw:connector>
          <draw:connector draw:style-name="gr13" draw:text-style-name="P7" draw:layer="layout" draw:type="line" svg:x1="9.969cm" svg:y1="5.807cm" svg:x2="4.99cm" svg:y2="7.502cm" draw:end-shape="id6" draw:end-glue-point="4" svg:d="M9969 5807l-4979 1695" svg:viewBox="0 0 4980 1696">
            <text:p/>
          </draw:connector>
          <draw:connector draw:style-name="gr13" draw:text-style-name="P7" xml:id="id25" draw:id="id25" draw:layer="layout" draw:type="line" svg:x1="11.168cm" svg:y1="5.806cm" svg:x2="4.991cm" svg:y2="7.503cm" draw:start-shape="id22" draw:start-glue-point="8" svg:d="M11168 5806l-6177 1697" svg:viewBox="0 0 6178 1698">
            <text:p/>
          </draw:connector>
          <draw:connector draw:style-name="gr13" draw:text-style-name="P7" xml:id="id26" draw:id="id26" draw:layer="layout" draw:type="line" svg:x1="11.169cm" svg:y1="5.807cm" svg:x2="8.993cm" svg:y2="7.505cm" draw:end-shape="id23" draw:end-glue-point="3" svg:d="M11169 5807l-2176 1698" svg:viewBox="0 0 2177 1699">
            <text:p/>
          </draw:connector>
          <draw:connector draw:style-name="gr13" draw:text-style-name="P7" xml:id="id27" draw:id="id27" draw:layer="layout" draw:type="line" svg:x1="13.769cm" svg:y1="5.807cm" svg:x2="8.993cm" svg:y2="7.505cm" draw:start-shape="id24" draw:start-glue-point="8" svg:d="M13769 5807l-4776 1698" svg:viewBox="0 0 4777 1699">
            <text:p/>
          </draw:connector>
          <draw:connector draw:style-name="gr13" draw:text-style-name="P7" xml:id="id29" draw:id="id29" draw:layer="layout" draw:type="line" svg:x1="13.769cm" svg:y1="5.807cm" svg:x2="4.991cm" svg:y2="7.503cm" draw:end-shape="id25" draw:end-glue-point="3" svg:d="M13769 5807l-8778 1696" svg:viewBox="0 0 8779 1697">
            <text:p/>
          </draw:connector>
          <draw:connector draw:style-name="gr11" draw:text-style-name="P7" xml:id="id30" draw:id="id30" draw:layer="layout" draw:type="line" svg:x1="11.169cm" svg:y1="5.807cm" svg:x2="13.153cm" svg:y2="7.505cm" draw:start-shape="id26" draw:start-glue-point="2" svg:d="M11169 5807l1984 1698" svg:viewBox="0 0 1985 1699">
            <text:p/>
          </draw:connector>
          <draw:connector draw:style-name="gr13" draw:text-style-name="P7" draw:layer="layout" draw:type="line" svg:x1="11.169cm" svg:y1="5.807cm" svg:x2="8.993cm" svg:y2="7.505cm" draw:end-shape="id27" draw:end-glue-point="3" svg:d="M11169 5807l-2176 1698" svg:viewBox="0 0 2177 1699">
            <text:p/>
          </draw:connector>
          <draw:connector draw:style-name="gr11" draw:text-style-name="P7" draw:layer="layout" draw:type="line" svg:x1="11.169cm" svg:y1="5.807cm" svg:x2="6.991cm" svg:y2="7.503cm" draw:end-shape="id7" draw:end-glue-point="4" svg:d="M11169 5807l-4178 1696" svg:viewBox="0 0 4179 1697">
            <text:p/>
          </draw:connector>
          <draw:connector draw:style-name="gr13" draw:text-style-name="P7" draw:layer="layout" draw:type="line" svg:x1="11.169cm" svg:y1="5.807cm" svg:x2="4.991cm" svg:y2="7.503cm" draw:end-shape="id25" draw:end-glue-point="3" svg:d="M11169 5807l-6178 1696" svg:viewBox="0 0 6179 1697">
            <text:p/>
          </draw:connector>
          <draw:connector draw:style-name="gr11" draw:text-style-name="P7" draw:layer="layout" draw:type="line" svg:x1="11.169cm" svg:y1="5.807cm" svg:x2="2.99cm" svg:y2="7.502cm" draw:end-shape="id28" draw:end-glue-point="3" svg:d="M11169 5807l-8179 1695" svg:viewBox="0 0 8180 1696">
            <text:p/>
          </draw:connector>
          <draw:connector draw:style-name="gr11" draw:text-style-name="P7" draw:layer="layout" draw:type="line" svg:x1="13.769cm" svg:y1="5.807cm" svg:x2="2.991cm" svg:y2="7.503cm" draw:start-shape="id29" draw:start-glue-point="2" svg:d="M13769 5807l-10778 1696" svg:viewBox="0 0 10779 1697">
            <text:p/>
          </draw:connector>
          <draw:connector draw:style-name="gr11" draw:text-style-name="P7" draw:layer="layout" draw:type="line" svg:x1="13.769cm" svg:y1="5.807cm" svg:x2="6.991cm" svg:y2="7.503cm" draw:end-shape="id7" draw:end-glue-point="4" svg:d="M13769 5807l-6778 1696" svg:viewBox="0 0 6779 1697">
            <text:p/>
          </draw:connector>
          <draw:connector draw:style-name="gr11" draw:text-style-name="P7" draw:layer="layout" draw:type="line" svg:x1="13.769cm" svg:y1="5.807cm" svg:x2="13.153cm" svg:y2="7.505cm" draw:end-shape="id30" draw:end-glue-point="3" svg:d="M13769 5807l-616 1698" svg:viewBox="0 0 617 1699">
            <text:p/>
          </draw:connector>
          <draw:custom-shape draw:style-name="gr9" draw:text-style-name="P1" draw:layer="layout" svg:width="0.495cm" svg:height="6.061cm" draw:transform="rotate (-1.5707963267949) translate (7.944cm 4.105cm)">
            <text:p/>
            <draw:enhanced-geometry svg:viewBox="0 0 21600 21600" draw:glue-points="0 0 0 21600 21600 10800" draw:text-areas="0 ?f9 7800 ?f10" draw:mirror-vertical="true" draw:type="right-brace" draw:modifiers="1011.9432530518 10874.8267898383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0" draw:text-style-name="P1" draw:layer="layout" svg:width="0.495cm" svg:height="6.061cm" draw:transform="rotate (-1.5707963267949) translate (14.244cm 4.105cm)">
            <text:p/>
            <draw:enhanced-geometry svg:viewBox="0 0 21600 21600" draw:glue-points="0 0 0 21600 21600 10800" draw:text-areas="0 ?f9 7800 ?f10" draw:mirror-vertical="true" draw:type="right-brace" draw:modifiers="1011.9432530518 10874.8267898383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g>
            <draw:line draw:style-name="gr14" draw:text-style-name="P7" draw:layer="layout" svg:x1="1.875cm" svg:y1="3.822cm" svg:x2="1.875cm" svg:y2="0.52cm">
              <text:p/>
            </draw:line>
            <draw:line draw:style-name="gr14" draw:text-style-name="P7" draw:layer="layout" svg:x1="1.874cm" svg:y1="3.827cm" svg:x2="7.944cm" svg:y2="3.822cm">
              <text:p/>
            </draw:line>
          </draw:g>
          <draw:g>
            <draw:line draw:style-name="gr14" draw:text-style-name="P7" draw:layer="layout" svg:x1="8.201cm" svg:y1="3.813cm" svg:x2="8.201cm" svg:y2="0.511cm">
              <text:p/>
            </draw:line>
            <draw:line draw:style-name="gr14" draw:text-style-name="P7" draw:layer="layout" svg:x1="8.2cm" svg:y1="3.818cm" svg:x2="14.27cm" svg:y2="3.813cm">
              <text:p/>
            </draw:line>
          </draw:g>
          <draw:custom-shape draw:style-name="gr15" draw:text-style-name="P11" draw:layer="layout" svg:width="0.381cm" svg:height="1.143cm" svg:x="2.229cm" svg:y="2.69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0.381cm" svg:height="2.513cm" svg:x="3.529cm" svg:y="1.32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381cm" svg:height="0.354cm" svg:x="4.729cm" svg:y="3.48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1.624cm" svg:x="7.31cm" svg:y="2.21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381cm" svg:height="1.116cm" svg:x="8.529cm" svg:y="2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2" draw:layer="layout" svg:width="0.381cm" svg:height="0.481cm" svg:x="9.829cm" svg:y="3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0.381cm" svg:height="1.878cm" svg:x="11.029cm" svg:y="1.9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2" draw:layer="layout" svg:width="0.381cm" svg:height="1.116cm" svg:x="13.529cm" svg:y="2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4§display§\hat{p}(x_1)§svg§600§FALSE§</svg:desc>
            <draw:frame draw:style-name="gr6" draw:text-style-name="P2" draw:layer="layout" svg:width="1.098cm" svg:height="0.49cm" svg:x="0.324cm" svg:y="0.33cm">
              <draw:image xlink:href="Pictures/10001655000003110000015F11DB565011C3C142.svg" xlink:type="simple" xlink:show="embed" xlink:actuate="onLoad" loext:mime-type="image/svg+xml">
                <text:p/>
              </draw:image>
              <draw:image xlink:href="Pictures/100002010000001E0000000DD297D50F8BB70AD9.png" xlink:type="simple" xlink:show="embed" xlink:actuate="onLoad" loext:mime-type="image/png"/>
            </draw:frame>
          </draw:g>
          <draw:g>
            <svg:title>TexMaths</svg:title>
            <svg:desc>14§display§\hat{p}(x_2 \vert x_1)§svg§600§FALSE§</svg:desc>
            <draw:frame draw:style-name="gr6" draw:text-style-name="P2" draw:layer="layout" svg:width="1.736cm" svg:height="0.49cm" svg:x="8.469cm" svg:y="0.33cm">
              <draw:image xlink:href="Pictures/100021E5000004D90000015F82B9DD09C2BB1BBD.svg" xlink:type="simple" xlink:show="embed" xlink:actuate="onLoad" loext:mime-type="image/svg+xml">
                <text:p/>
              </draw:image>
              <draw:image xlink:href="Pictures/100002010000002F0000000D25FDCCFD1EED29B9.png" xlink:type="simple" xlink:show="embed" xlink:actuate="onLoad" loext:mime-type="image/png"/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7:51:46.933525773</meta:creation-date>
    <dc:date>2020-07-24T17:50:42.245545375</dc:date>
    <meta:editing-duration>PT46M15S</meta:editing-duration>
    <meta:editing-cycles>38</meta:editing-cycles>
    <meta:generator>LibreOffice/6.4.1.2$Linux_X86_64 LibreOffice_project/40$Build-2</meta:generator>
    <meta:document-statistic meta:object-count="182"/>
  </office:meta>
</office:document-meta>
</file>